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049cm"/>
    </style:style>
    <style:style style:family="table-column" style:name="co2">
      <style:table-column-properties fo:break-before="auto" style:column-width="1.734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1.538cm"/>
    </style:style>
    <style:style style:family="table-column" style:name="co7">
      <style:table-column-properties fo:break-before="auto" style:column-width="1.03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217cm"/>
    </style:style>
    <style:style style:family="table-row" style:name="ro5">
      <style:table-row-properties fo:break-before="auto" style:use-optimal-row-height="false" style:row-height="0.503cm"/>
    </style:style>
    <style:style style:family="table" style:name="ta1" style:master-page-name="PageStyle_5f_Staat_20_II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fo:border-left="2.49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2.49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2.49pt solid #000000" style:repeat-content="false" fo:background-color="transparent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none" fo:border-top="none" fo:background-color="transparent" fo:border-right="0.74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none" fo:background-color="transparent" fo:border-right="0.74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ackground-color="transparent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0.74pt solid #000000" fo:border-top="2.49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0.74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fo:border-left="0.74pt solid #000000" fo:border-top="none" fo:background-color="transparent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/>
    </style:style>
    <style:style style:family="table-cell" style:parent-style-name="Default" style:name="ce44">
      <style:table-cell-properties fo:padding="0.071cm" fo:border-left="none" fo:border-top="2.49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ackground-color="transparent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ackground-color="transparent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2.49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2.49pt solid #000000" fo:background-color="transparent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ackground-color="transparent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none" fo:background-color="transparent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 style:diagonal-bl-tr="none" style:rotation-align="none" fo:border="none" style:diagonal-tl-br="none"/>
    </style:style>
    <style:style style:family="table-cell" style:parent-style-name="Default" style:name="ce55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taat II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 table:number-columns-repeated="12"/>
        <table:table-column table:style-name="co4" table:default-cell-style-name="ce2"/>
        <table:table-column table:style-name="co5" table:default-cell-style-name="Default"/>
        <table:table-column table:style-name="co6" table:default-cell-style-name="ce43"/>
        <table:table-column table:style-name="co7" table:default-cell-style-name="ce43"/>
        <table:table-column table:style-name="co6" table:default-cell-style-name="ce43"/>
        <table:table-column table:style-name="co5" table:default-cell-style-name="Default" table:number-columns-repeated="1004"/>
        <table:table-row table:style-name="ro1">
          <table:table-cell ns41:value-type="string" table:number-rows-spanned="1" table:style-name="TL Title" table:number-columns-spanned="20" office:value-type="string">
            <office:annotation draw:style-name="gr1" svg:height="2.092cm" draw:caption-point-y="-0.042cm" svg:width="3.995cm" svg:x="45.726cm" draw:caption-point-x="-7.94cm" svg:y="0.052cm" draw:text-style-name="P1">
              <dc:creator>CDM</dc:creator>
              <dc:date>2014-12-12T00:00:00</dc:date>
              <text:p text:style-name="P1"><text:span text:style-name="T1">Tenzij het tegendeel blijkt, zijn alle personen in dezen staat opgenomen, nimmer gehuwd geweest. </text:span></text:p>
            </office:annotation>
            <text:p>Beroepstelling 1920, Deel 3, Staat II - Onderscheiding voor het Rijk der religieusen naar het beroep en naar den leeftijd, het geslacht en den burgerlijken staat</text:p>
          </table:table-cell>
          <table:covered-table-cell table:style-name="ce12" table:number-columns-repeated="18"/>
          <table:covered-table-cell table:style-name="ce47"/>
          <table:table-cell table:style-name="ce54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Beroep</text:p>
          </table:table-cell>
          <table:table-cell ns41:value-type="string" table:number-rows-spanned="4" table:style-name="TL RowProperty" table:number-columns-spanned="1" office:value-type="string">
            <text:p>Geslacht</text:p>
          </table:table-cell>
          <table:table-cell/>
          <table:table-cell ns41:value-type="string" table:number-rows-spanned="4" table:style-name="TL ColHeader" table:number-columns-spanned="1" office:value-type="string">
            <text:p>Beneden 14 jaar</text:p>
          </table:table-cell>
          <table:table-cell ns41:value-type="string" table:number-rows-spanned="4" table:style-name="TL ColHeader" table:number-columns-spanned="1" office:value-type="string">
            <text:p>14 - 17 jaar</text:p>
          </table:table-cell>
          <table:table-cell ns41:value-type="string" table:number-rows-spanned="4" table:style-name="TL ColHeader" table:number-columns-spanned="1" office:value-type="string">
            <text:p>18 en 19 jaar.</text:p>
          </table:table-cell>
          <table:table-cell ns41:value-type="string" table:number-rows-spanned="4" table:style-name="TL ColHeader" table:number-columns-spanned="1" office:value-type="string">
            <text:p>20 jaar</text:p>
          </table:table-cell>
          <table:table-cell ns41:value-type="string" table:number-rows-spanned="4" table:style-name="TL ColHeader" table:number-columns-spanned="1" office:value-type="string">
            <text:p>21 - 24 jaar</text:p>
          </table:table-cell>
          <table:table-cell ns41:value-type="string" table:number-rows-spanned="4" table:style-name="TL ColHeader" table:number-columns-spanned="1" office:value-type="string">
            <text:p>25 - 29 jaar</text:p>
          </table:table-cell>
          <table:table-cell ns41:value-type="string" table:number-rows-spanned="4" table:style-name="TL ColHeader" table:number-columns-spanned="1" office:value-type="string">
            <text:p>30 - 39 jaar</text:p>
          </table:table-cell>
          <table:table-cell ns41:value-type="string" table:number-rows-spanned="4" table:style-name="TL ColHeader" table:number-columns-spanned="1" office:value-type="string">
            <text:p>40 - 49 jaar</text:p>
          </table:table-cell>
          <table:table-cell ns41:value-type="string" table:number-rows-spanned="4" table:style-name="TL ColHeader" table:number-columns-spanned="1" office:value-type="string">
            <text:p>50 - 59 jaar</text:p>
          </table:table-cell>
          <table:table-cell ns41:value-type="string" table:number-rows-spanned="4" table:style-name="TL ColHeader" table:number-columns-spanned="1" office:value-type="string">
            <text:p>60 - 64 jaar</text:p>
          </table:table-cell>
          <table:table-cell ns41:value-type="string" table:number-rows-spanned="4" table:style-name="TL ColHeader" table:number-columns-spanned="1" office:value-type="string">
            <text:p>65 - 69 jaar.</text:p>
          </table:table-cell>
          <table:table-cell ns41:value-type="string" table:number-rows-spanned="4" table:style-name="TL ColHeader" table:number-columns-spanned="1" office:value-type="string">
            <text:p>70 jaar en ouder</text:p>
          </table:table-cell>
          <table:table-cell ns41:value-type="string" table:number-rows-spanned="4" table:style-name="TL ColHeader" table:number-columns-spanned="1" office:value-type="string">
            <text:p>Totaal</text:p>
          </table:table-cell>
          <table:table-cell ns41:value-type="string" table:number-rows-spanned="5" table:style-name="ce36" table:number-columns-spanned="1" office:value-type="string">
            <text:p>Telling</text:p>
          </table:table-cell>
          <table:table-cell ns41:value-type="string" table:number-rows-spanned="5" table:style-name="ce36" table:number-columns-spanned="1" office:value-type="string">
            <text:p>Tabel</text:p>
          </table:table-cell>
          <table:table-cell ns41:value-type="string" table:number-rows-spanned="5" table:style-name="ce36" table:number-columns-spanned="1" office:value-type="string">
            <text:p>Pagina</text:p>
          </table:table-cell>
          <table:table-cell ns41:value-type="string" table:number-rows-spanned="5" table:style-name="ce48" table:number-columns-spanned="1" office:value-type="string">
            <text:p>Image nummerr</text:p>
          </table:table-cell>
          <table:table-cell table:number-columns-repeated="1004"/>
        </table:table-row>
        <table:table-row table:style-name="ro2">
          <table:covered-table-cell table:style-name="ce4"/>
          <table:covered-table-cell table:style-name="ce14"/>
          <table:table-cell table:style-name="ce22"/>
          <table:covered-table-cell table:style-name="ce4"/>
          <table:covered-table-cell table:style-name="TL ColHeader" table:number-columns-repeated="12"/>
          <table:covered-table-cell table:style-name="ce37" table:number-columns-repeated="3"/>
          <table:covered-table-cell table:style-name="ce49"/>
          <table:table-cell table:style-name="ce55" table:number-columns-repeated="1004"/>
        </table:table-row>
        <table:table-row table:style-name="ro3">
          <table:covered-table-cell table:style-name="ce4"/>
          <table:covered-table-cell table:style-name="ce14"/>
          <table:table-cell table:style-name="ce22"/>
          <table:covered-table-cell table:style-name="ce4"/>
          <table:covered-table-cell table:style-name="TL ColHeader" table:number-columns-repeated="12"/>
          <table:covered-table-cell table:style-name="ce37" table:number-columns-repeated="3"/>
          <table:covered-table-cell table:style-name="ce49"/>
          <table:table-cell table:style-name="ce55" table:number-columns-repeated="1004"/>
        </table:table-row>
        <table:table-row table:style-name="ro4">
          <table:covered-table-cell table:style-name="ce4"/>
          <table:covered-table-cell table:style-name="ce14"/>
          <table:table-cell table:style-name="ce22"/>
          <table:covered-table-cell table:style-name="ce4"/>
          <table:covered-table-cell table:style-name="TL ColHeader" table:number-columns-repeated="12"/>
          <table:covered-table-cell table:style-name="ce37" table:number-columns-repeated="3"/>
          <table:covered-table-cell table:style-name="ce49"/>
          <table:table-cell table:style-name="ce55" table:number-columns-repeated="1004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table:style-name="ce6"/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covered-table-cell table:style-name="ce38" table:number-columns-repeated="3"/>
          <table:covered-table-cell table:style-name="ce50"/>
          <table:table-cell table:style-name="ce55" table:number-columns-repeated="1004"/>
        </table:table-row>
        <table:table-row table:style-name="ro5">
          <table:table-cell table:style-name="ce6" table:number-columns-repeated="3"/>
          <table:table-cell table:style-name="ce25"/>
          <table:table-cell table:style-name="ce6" table:number-columns-repeated="12"/>
          <table:table-cell table:style-name="ce39" table:number-columns-repeated="4"/>
          <table:table-cell table:style-name="ce55" table:number-columns-repeated="1004"/>
        </table:table-row>
        <table:table-row table:style-name="ro1">
          <table:table-cell ns41:value-type="string" table:style-name="TL RowHeader" office:value-type="string">
            <text:p>Administratief personeel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string" table:style-name="ce40" office:value-type="string">
            <text:p>BT_1920</text:p>
          </table:table-cell>
          <table:table-cell ns41:value-type="string" table:style-name="ce44" office:value-type="string">
            <text:p>03_S2</text:p>
          </table:table-cell>
          <table:table-cell ns41:value-type="float" table:style-name="ce44" office:value="37" office:value-type="float">
            <text:p>37</text:p>
          </table:table-cell>
          <table:table-cell ns41:value-type="float" table:style-name="ce51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Administratief personeel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Apothekers-assistent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Architect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ankwerk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arbier en kapp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edienaar v. d. godsdienst (paroch. bed.)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46" office:value-type="float">
            <text:p>74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eeldhouwer (industrie)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egraafplaatspersoneel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ewaarschoolonderwijzeres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34" office:value-type="float">
            <text:p>123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oekbind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oekbinder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orduurster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orstelmak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oscharbeid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reier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roodbakk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Broodbakker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Chauffeu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Draaier (metaal)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Drukker (boekdrukkerijen)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9" office:value-type="float">
            <text:p>3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Electricien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Fitt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Godsdienstonderwijz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Godsdienstonderwijzer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Graveur (metaal-)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Handzett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Hoogleeraa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1" office:value-type="float">
            <text:p>47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Horlogemak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Huisbewaard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Huisbewaarder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2" office:value-type="float">
            <text:p>17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office:annotation draw:style-name="gr1" svg:height="1.799cm" draw:caption-point-y="0.643cm" svg:width="5.679cm" svg:x="7.468cm" draw:caption-point-x="-0.43cm" svg:y="17.887cm" draw:text-style-name="P1">
              <dc:creator>CDM</dc:creator>
              <dc:date>2014-12-12T00:00:00</dc:date>
              <text:p text:style-name="P1"><text:span text:style-name="T1">Werkzaam in onderwijsinrichtingen en in inrichtingen voor verpleging van zieken, armen en behoeftigen. </text:span></text:p>
              <text:p text:style-name="P1"><text:span text:style-name="T1"/></text:p>
            </office:annotation>
            <text:p>Huispersoneel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84" office:value-type="float">
            <office:annotation draw:style-name="gr1" svg:height="2.09cm" draw:caption-point-y="0.274cm" svg:width="4.028cm" svg:x="25.647cm" draw:caption-point-x="-0.43cm" svg:y="18.256cm" draw:text-style-name="P1">
              <dc:creator>CDM</dc:creator>
              <dc:date>2014-12-12T00:00:00</dc:date>
              <text:p text:style-name="P1"><text:span text:style-name="T1">Hieronder 1 gehuwd of gehuwd geweest. </text:span></text:p>
              <text:p text:style-name="P1"><text:span text:style-name="T1"/></text:p>
            </office:annotation>
            <text:p>18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0" office:value-type="float">
            <office:annotation draw:style-name="gr1" svg:height="2.09cm" draw:caption-point-y="0.274cm" svg:width="4.017cm" svg:x="29.115cm" draw:caption-point-x="-0.431cm" svg:y="18.256cm" draw:text-style-name="P1">
              <dc:creator>CDM</dc:creator>
              <dc:date>2014-12-12T00:00:00</dc:date>
              <text:p text:style-name="P1"><text:span text:style-name="T1">Hieronder 1 gehuwd of gehuwd geweest. </text:span></text:p>
              <text:p text:style-name="P1"><text:span text:style-name="T1"/></text:p>
            </office:annotation>
            <text:p>3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75" office:value-type="float">
            <office:annotation draw:style-name="gr1" svg:height="2.09cm" draw:caption-point-y="0.274cm" svg:width="4.018cm" svg:x="32.326cm" draw:caption-point-x="-0.426cm" svg:y="18.256cm" draw:text-style-name="P1">
              <dc:creator>CDM</dc:creator>
              <dc:date>2014-12-12T00:00:00</dc:date>
              <text:p text:style-name="P1"><text:span text:style-name="T1">Hieronder 2 gehuwd of gehuwd geweest. </text:span></text:p>
              <text:p text:style-name="P1"><text:span text:style-name="T1"/></text:p>
            </office:annotation>
            <text:p>117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office:annotation draw:style-name="gr1" svg:height="1.747cm" draw:caption-point-y="0.275cm" svg:width="5.512cm" svg:x="7.468cm" draw:caption-point-x="-0.43cm" svg:y="18.705cm" draw:text-style-name="P1">
              <dc:creator>CDM</dc:creator>
              <dc:date>2014-12-12T00:00:00</dc:date>
              <text:p text:style-name="P1"><text:span text:style-name="T1">Werkzaam in onderwijsinrichtingen en in inrichtingen voor verpleging van zieken, armen en behoeftigen. </text:span></text:p>
              <text:p text:style-name="P1"><text:span text:style-name="T1"/></text:p>
            </office:annotation>
            <text:p>Huispersoneel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6683" office:value-type="float">
            <text:p>668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Kassi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Kerkpersoneel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Kerkpersoneel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" office:value-type="float">
            <text:p>5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Kleermak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" office:value-type="float">
            <text:p>5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Kleermaker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Kok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Kok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Koper- en blikslag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Landbouwarbeid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Landbouwarbeider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office:annotation draw:style-name="gr1" svg:height="2.091cm" draw:caption-point-y="0.275cm" svg:width="4.03cm" svg:x="7.468cm" draw:caption-point-x="-0.43cm" svg:y="23.653cm" draw:text-style-name="P1">
              <dc:creator>CDM</dc:creator>
              <dc:date>2014-12-12T00:00:00</dc:date>
              <text:p text:style-name="P1"><text:span text:style-name="T1">Excl. leeraar bij het vakonderwijs. </text:span></text:p>
              <text:p text:style-name="P1"><text:span text:style-name="T1"/></text:p>
            </office:annotation>
            <text:p>Leraar M.O.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83" office:value-type="float">
            <text:p>58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office:annotation draw:style-name="gr1" svg:height="2.091cm" draw:caption-point-y="0.275cm" svg:width="4.03cm" svg:x="7.468cm" draw:caption-point-x="-0.43cm" svg:y="24.103cm" draw:text-style-name="P1">
              <dc:creator>CDM</dc:creator>
              <dc:date>2014-12-12T00:00:00</dc:date>
              <text:p text:style-name="P1"><text:span text:style-name="T1">Excl. leeraar bij het vakonderwijs. </text:span></text:p>
              <text:p text:style-name="P1"><text:span text:style-name="T1"/></text:p>
            </office:annotation>
            <text:p>Leraar M.O.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Loopknecht en bestell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Machinist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Magazijn- en pakhuispersoneel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Magazijn- en pakhuispersoneel</text:p>
          </table:table-cell>
          <table:table-cell ns41:value-type="string" table:style-name="TL RowHeader" office:value-type="string">
            <text:p>V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TL RowHeader" office:value-type="string">
            <text:p>Mandenmaker</text:p>
          </table:table-cell>
          <table:table-cell ns41:value-type="string" table:style-name="TL RowHeader" office:value-type="string">
            <text:p>M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Mangelkamerarbeider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 table:number-columns-repeated="6"/>
          <table:table-cell ns41:value-type="float" table:style-name="ce31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Meelmolenaa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Metselaa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9" office:value-type="float">
            <text:p>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Meubelmak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0"/>
          <table:table-cell ns41:value-type="float" table:style-name="ce34" office:value="17" office:value-type="float">
            <text:p>1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Naaister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4" office:value="247" office:value-type="float">
            <text:p>24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office:annotation draw:style-name="gr1" svg:height="2.089cm" draw:caption-point-y="0.22cm" svg:width="4.03cm" svg:x="7.468cm" draw:caption-point-x="-0.43cm" svg:y="29.105cm" draw:text-style-name="P1">
              <dc:creator>CDM</dc:creator>
              <dc:date>2014-12-12T00:00:00</dc:date>
              <text:p text:style-name="P1"><text:span text:style-name="T1">Excl. onderwijzer bij het vakonderwijs</text:span></text:p>
              <text:p text:style-name="P1"><text:span text:style-name="T1"/></text:p>
            </office:annotation>
            <text:p>Onderwijzer L.O. en M.U.L.O.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ns41:value-type="float" table:style-name="ce30" office:value="9" office:value-type="float">
            <text:p>9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211" office:value-type="float">
            <text:p>211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4" office:value="925" office:value-type="float">
            <text:p>92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office:annotation draw:style-name="gr1" svg:height="2.089cm" draw:caption-point-y="0.22cm" svg:width="4.03cm" svg:x="7.468cm" draw:caption-point-x="-0.43cm" svg:y="29.555cm" draw:text-style-name="P1">
              <dc:creator>CDM</dc:creator>
              <dc:date>2014-12-12T00:00:00</dc:date>
              <text:p text:style-name="P1"><text:span text:style-name="T1">Excl. onderwijzer bij het vakonderwijs</text:span></text:p>
              <text:p text:style-name="P1"><text:span text:style-name="T1"/></text:p>
            </office:annotation>
            <text:p>Onderwijzer L.O. en M.U.L.O.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ns41:value-type="float" table:style-name="ce30" office:value="2" office:value-type="float">
            <text:p>2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1" office:value="277" office:value-type="float">
            <text:p>277</text:p>
          </table:table-cell>
          <table:table-cell ns41:value-type="float" table:style-name="ce31" office:value="560" office:value-type="float">
            <text:p>560</text:p>
          </table:table-cell>
          <table:table-cell ns41:value-type="float" table:style-name="ce31" office:value="1199" office:value-type="float">
            <text:p>1199</text:p>
          </table:table-cell>
          <table:table-cell ns41:value-type="float" table:style-name="ce31" office:value="972" office:value-type="float">
            <text:p>972</text:p>
          </table:table-cell>
          <table:table-cell ns41:value-type="float" table:style-name="ce31" office:value="611" office:value-type="float">
            <text:p>611</text:p>
          </table:table-cell>
          <table:table-cell ns41:value-type="float" table:style-name="ce31" office:value="196" office:value-type="float">
            <text:p>196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4" office:value="4094" office:value-type="float">
            <text:p>409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Reproductiefotograaf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 ns41:value-type="float" table:style-name="ce31" office:value="1" office:value-type="float">
            <text:p>1</text:p>
          </table:table-cell>
          <table:table-cell table:style-name="ce30"/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4" office:value-type="float">
            <text:p>1</text:p>
          </table:table-cell>
          <table:table-cell table:style-name="ce31"/>
          <table:table-cell table:style-name="ce30" table:number-columns-repeated="2"/>
          <table:table-cell ns41:value-type="float" table:style-name="ce34" office:value="7" office:value-type="float">
            <text:p>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Schild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office:annotation draw:style-name="gr1" svg:height="2.091cm" draw:caption-point-y="0.275cm" svg:width="4.028cm" svg:x="25.647cm" draw:caption-point-x="-0.43cm" svg:y="30.4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0"/>
          <table:table-cell ns41:value-type="float" table:style-name="ce34" office:value="31" office:value-type="float">
            <office:annotation draw:style-name="gr1" svg:height="2.091cm" draw:caption-point-y="0.275cm" svg:width="4.018cm" svg:x="32.326cm" draw:caption-point-x="-0.426cm" svg:y="30.4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Schoenmak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table:style-name="ce30"/>
          <table:table-cell ns41:value-type="float" table:style-name="ce31" office:value="1" office:value-type="float">
            <office:annotation draw:style-name="gr1" svg:height="2.091cm" draw:caption-point-y="0.275cm" svg:width="4.017cm" svg:x="29.115cm" draw:caption-point-x="-0.431cm" svg:y="30.85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1</text:p>
          </table:table-cell>
          <table:table-cell table:style-name="ce30"/>
          <table:table-cell ns41:value-type="float" table:style-name="ce34" office:value="34" office:value-type="float">
            <office:annotation draw:style-name="gr1" svg:height="2.091cm" draw:caption-point-y="0.275cm" svg:width="4.018cm" svg:x="32.326cm" draw:caption-point-x="-0.426cm" svg:y="30.85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Slag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/>
          <table:table-cell table:style-name="ce30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0"/>
          <table:table-cell ns41:value-type="float" table:style-name="ce31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5" office:value-type="float">
            <text:p>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Smid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 ns41:value-type="float" table:style-name="ce31" office:value="1" office:value-type="float">
            <text:p>1</text:p>
          </table:table-cell>
          <table:table-cell table:style-name="ce30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30"/>
          <table:table-cell ns41:value-type="float" table:style-name="ce31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9" office:value-type="float">
            <text:p>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Stereotypeu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 ns41:value-type="float" table:style-name="ce31" office:value="1" office:value-type="float">
            <text:p>1</text:p>
          </table:table-cell>
          <table:table-cell table:style-name="ce30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0" table:number-columns-repeated="5"/>
          <table:table-cell ns41:value-type="float" table:style-name="ce34" office:value="5" office:value-type="float">
            <text:p>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Stok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4"/>
          <table:table-cell ns41:value-type="float" table:style-name="ce31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4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Stoker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Strijkster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0"/>
          <table:table-cell ns41:value-type="float" table:style-name="ce31" office:value="1" office:value-type="float">
            <text:p>1</text:p>
          </table:table-cell>
          <table:table-cell ns41:value-type="float" table:style-name="ce34" office:value="23" office:value-type="float">
            <text:p>2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Tandarts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5"/>
          <table:table-cell ns41:value-type="float" table:style-name="ce31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office:annotation draw:style-name="gr1" svg:height="2.09cm" draw:caption-point-y="0.221cm" svg:width="4.03cm" svg:x="7.468cm" draw:caption-point-x="-0.43cm" svg:y="34.502cm" draw:text-style-name="P1">
              <dc:creator>CDM</dc:creator>
              <dc:date>2014-12-12T00:00:00</dc:date>
              <text:p text:style-name="P1"><text:span text:style-name="T1">Voorzover niet tot het onderwijs behoorende.</text:span></text:p>
              <text:p text:style-name="P1"><text:span text:style-name="T1"/></text:p>
            </office:annotation>
            <text:p>Technisch personeel (excl. teekenaar)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4"/>
          <table:table-cell ns41:value-type="float" office:value="1" table:style-name="ce31" table:number-columns-repeated="2" office:value-type="float">
            <text:p>1</text:p>
          </table:table-cell>
          <table:table-cell table:style-name="ce30" table:number-columns-repeated="5"/>
          <table:table-cell ns41:value-type="float" table:style-name="ce34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office:annotation draw:style-name="gr1" svg:height="2.089cm" draw:caption-point-y="0.221cm" svg:width="4.03cm" svg:x="7.468cm" draw:caption-point-x="-0.43cm" svg:y="34.952cm" draw:text-style-name="P1">
              <dc:creator>CDM</dc:creator>
              <dc:date>2014-12-12T00:00:00</dc:date>
              <text:p text:style-name="P1"><text:span text:style-name="T1">Voorzover niet tot het onderwijs behoorende.</text:span></text:p>
              <text:p text:style-name="P1"><text:span text:style-name="T1"/></text:p>
            </office:annotation>
            <text:p>Technisch personeel (excl. teekenaar)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 table:number-columns-repeated="4"/>
          <table:table-cell ns41:value-type="float" office:value="1" table:style-name="ce31" table:number-columns-repeated="2" office:value-type="float">
            <text:p>1</text:p>
          </table:table-cell>
          <table:table-cell table:style-name="ce30" table:number-columns-repeated="5"/>
          <table:table-cell ns41:value-type="float" table:style-name="ce34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Timmerman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30" table:number-columns-repeated="2"/>
          <table:table-cell ns41:value-type="float" table:style-name="ce31" office:value="2" office:value-type="float">
            <office:annotation draw:style-name="gr1" svg:height="2.09cm" draw:caption-point-y="0.274cm" svg:width="4.013cm" svg:x="30.848cm" draw:caption-point-x="-0.43cm" svg:y="35.348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ns41:value-type="float" table:style-name="ce34" office:value="27" office:value-type="float">
            <office:annotation draw:style-name="gr1" svg:height="2.09cm" draw:caption-point-y="0.274cm" svg:width="4.018cm" svg:x="32.326cm" draw:caption-point-x="-0.426cm" svg:y="35.348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Toonkunstenaa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ns41:value-type="float" table:style-name="ce31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Toonkunstenaar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 table:number-columns-repeated="4"/>
          <table:table-cell ns41:value-type="float" table:style-name="ce31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4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Tuinbouwarbeid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0"/>
          <table:table-cell ns41:value-type="float" table:style-name="ce34" office:value="39" office:value-type="float">
            <text:p>3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Tuinbouwarbeider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4" office:value-type="float">
            <text:p>1</text:p>
          </table:table-cell>
          <table:table-cell ns41:value-type="float" table:style-name="ce34" office:value="17" office:value-type="float">
            <text:p>1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Tuinman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ns41:value-type="float" table:style-name="ce30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" office:value-type="float">
            <text:p>5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3" office:value-type="float">
            <office:annotation draw:style-name="gr1" svg:height="2.09cm" draw:caption-point-y="0.274cm" svg:width="4.017cm" svg:x="29.115cm" draw:caption-point-x="-0.431cm" svg:y="37.597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</text:p>
          </table:table-cell>
          <table:table-cell ns41:value-type="float" table:style-name="ce31" office:value="2" office:value-type="float">
            <office:annotation draw:style-name="gr1" svg:height="2.09cm" draw:caption-point-y="0.274cm" svg:width="4.013cm" svg:x="30.848cm" draw:caption-point-x="-0.43cm" svg:y="37.597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ns41:value-type="float" table:style-name="ce34" office:value="34" office:value-type="float">
            <office:annotation draw:style-name="gr1" svg:height="2.09cm" draw:caption-point-y="0.274cm" svg:width="4.018cm" svg:x="32.326cm" draw:caption-point-x="-0.426cm" svg:y="37.597cm" draw:text-style-name="P1">
              <dc:creator>CDM</dc:creator>
              <dc:date>2014-12-12T00:00:00</dc:date>
              <text:p text:style-name="P1"><text:span text:style-name="T1">Hieronder 3 gehuwd of gehuwd geweest.</text:span></text:p>
              <text:p text:style-name="P1"><text:span text:style-name="T1"/></text:p>
            </office:annotation>
            <text:p>3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Tuinman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table:style-name="ce30"/>
          <table:table-cell ns41:value-type="float" table:style-name="ce34" office:value="30" office:value-type="float">
            <text:p>30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office:annotation draw:style-name="gr1" svg:height="2.089cm" draw:caption-point-y="0.22cm" svg:width="4.03cm" svg:x="7.468cm" draw:caption-point-x="-0.43cm" svg:y="38.551cm" draw:text-style-name="P1">
              <dc:creator>CDM</dc:creator>
              <dc:date>2014-12-12T00:00:00</dc:date>
              <text:p text:style-name="P1"><text:span text:style-name="T1">Lager en middelbaar onderwijs.</text:span></text:p>
            </office:annotation>
            <text:p>Vakonderwijz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table:style-name="ce30" table:number-columns-repeated="2"/>
          <table:table-cell ns41:value-type="float" table:style-name="ce34" office:value="77" office:value-type="float">
            <text:p>7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office:annotation draw:style-name="gr1" svg:height="2.089cm" draw:caption-point-y="0.221cm" svg:width="4.03cm" svg:x="7.468cm" draw:caption-point-x="-0.43cm" svg:y="39cm" draw:text-style-name="P1">
              <dc:creator>CDM</dc:creator>
              <dc:date>2014-12-12T00:00:00</dc:date>
              <text:p text:style-name="P1"><text:span text:style-name="T1">Lager en middelbaar onderwijs.</text:span></text:p>
            </office:annotation>
            <text:p>Vakonderwijzer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/>
          <table:table-cell ns41:value-type="float" table:style-name="ce31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220" office:value-type="float">
            <text:p>220</text:p>
          </table:table-cell>
          <table:table-cell ns41:value-type="float" table:style-name="ce31" office:value="528" office:value-type="float">
            <text:p>528</text:p>
          </table:table-cell>
          <table:table-cell ns41:value-type="float" table:style-name="ce31" office:value="405" office:value-type="float">
            <text:p>405</text:p>
          </table:table-cell>
          <table:table-cell ns41:value-type="float" table:style-name="ce31" office:value="178" office:value-type="float">
            <text:p>178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4" office:value="1514" office:value-type="float">
            <text:p>151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Verplegend pers. (verpleging van armen, behoeftigen, enz.)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43" office:value-type="float">
            <office:annotation draw:style-name="gr1" svg:height="2.091cm" draw:caption-point-y="0.275cm" svg:width="4.028cm" svg:x="25.647cm" draw:caption-point-x="-0.43cm" svg:y="39.396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office:annotation draw:style-name="gr1" svg:height="2.091cm" draw:caption-point-y="0.275cm" svg:width="4.013cm" svg:x="30.848cm" draw:caption-point-x="-0.43cm" svg:y="39.396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</text:p>
          </table:table-cell>
          <table:table-cell ns41:value-type="float" table:style-name="ce34" office:value="228" office:value-type="float">
            <office:annotation draw:style-name="gr1" svg:height="2.091cm" draw:caption-point-y="0.275cm" svg:width="4.018cm" svg:x="32.326cm" draw:caption-point-x="-0.426cm" svg:y="39.396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22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Verplegend pers. (verpleging van armen, behoeftigen, enz.)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ns41:value-type="float" table:style-name="ce30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243" office:value-type="float">
            <text:p>243</text:p>
          </table:table-cell>
          <table:table-cell ns41:value-type="float" table:style-name="ce31" office:value="517" office:value-type="float">
            <text:p>517</text:p>
          </table:table-cell>
          <table:table-cell ns41:value-type="float" table:style-name="ce31" office:value="493" office:value-type="float">
            <office:annotation draw:style-name="gr1" svg:height="2.09cm" draw:caption-point-y="0.274cm" svg:width="4.028cm" svg:x="23.913cm" draw:caption-point-x="-0.43cm" svg:y="39.846cm" draw:text-style-name="P1">
              <dc:creator>CDM</dc:creator>
              <dc:date>2014-12-12T00:00:00</dc:date>
              <text:p text:style-name="P1"><text:span text:style-name="T1">Hieronder 4 gehuwd of gehuwd geweest.</text:span></text:p>
              <text:p text:style-name="P1"><text:span text:style-name="T1"/></text:p>
            </office:annotation>
            <text:p>493</text:p>
          </table:table-cell>
          <table:table-cell ns41:value-type="float" table:style-name="ce31" office:value="276" office:value-type="float">
            <office:annotation draw:style-name="gr1" svg:height="2.09cm" draw:caption-point-y="0.274cm" svg:width="4.028cm" svg:x="25.647cm" draw:caption-point-x="-0.43cm" svg:y="39.846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276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49" office:value-type="float">
            <office:annotation draw:style-name="gr1" svg:height="2.09cm" draw:caption-point-y="0.274cm" svg:width="4.017cm" svg:x="29.115cm" draw:caption-point-x="-0.431cm" svg:y="39.846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9</text:p>
          </table:table-cell>
          <table:table-cell ns41:value-type="float" table:style-name="ce31" office:value="41" office:value-type="float">
            <office:annotation draw:style-name="gr1" svg:height="2.09cm" draw:caption-point-y="0.274cm" svg:width="4.013cm" svg:x="30.848cm" draw:caption-point-x="-0.43cm" svg:y="39.846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1</text:p>
          </table:table-cell>
          <table:table-cell ns41:value-type="float" table:style-name="ce34" office:value="1838" office:value-type="float">
            <office:annotation draw:style-name="gr1" svg:height="2.09cm" draw:caption-point-y="0.274cm" svg:width="4.018cm" svg:x="32.326cm" draw:caption-point-x="-0.426cm" svg:y="39.846cm" draw:text-style-name="P1">
              <dc:creator>CDM</dc:creator>
              <dc:date>2014-12-12T00:00:00</dc:date>
              <text:p text:style-name="P1"><text:span text:style-name="T1">Hieronder 8 gehuwd of gehuwd geweest.</text:span></text:p>
              <text:p text:style-name="P1"><text:span text:style-name="T1"/></text:p>
            </office:annotation>
            <text:p>183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Verplegend personeel (ziekenverpleging)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ns41:value-type="float" table:style-name="ce30" office:value="7" office:value-type="float">
            <text:p>7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4" office:value="464" office:value-type="float">
            <text:p>46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Verplegend personeel (ziekenverpleging)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ns41:value-type="float" table:style-name="ce30" office:value="3" office:value-type="float">
            <text:p>3</text:p>
          </table:table-cell>
          <table:table-cell ns41:value-type="float" office:value="20" table:style-name="ce31" table:number-columns-repeated="2" office:value-type="float">
            <text:p>20</text:p>
          </table:table-cell>
          <table:table-cell ns41:value-type="float" table:style-name="ce31" office:value="254" office:value-type="float">
            <text:p>254</text:p>
          </table:table-cell>
          <table:table-cell ns41:value-type="float" table:style-name="ce31" office:value="593" office:value-type="float">
            <text:p>593</text:p>
          </table:table-cell>
          <table:table-cell ns41:value-type="float" table:style-name="ce31" office:value="1319" office:value-type="float">
            <text:p>1319</text:p>
          </table:table-cell>
          <table:table-cell ns41:value-type="float" table:style-name="ce31" office:value="941" office:value-type="float">
            <office:annotation draw:style-name="gr1" svg:height="2.091cm" draw:caption-point-y="0.275cm" svg:width="4.028cm" svg:x="23.913cm" draw:caption-point-x="-0.43cm" svg:y="40.745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941</text:p>
          </table:table-cell>
          <table:table-cell ns41:value-type="float" table:style-name="ce31" office:value="538" office:value-type="float">
            <office:annotation draw:style-name="gr1" svg:height="2.091cm" draw:caption-point-y="0.275cm" svg:width="4.028cm" svg:x="25.647cm" draw:caption-point-x="-0.43cm" svg:y="40.745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538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4" office:value="3917" office:value-type="float">
            <office:annotation draw:style-name="gr1" svg:height="2.091cm" draw:caption-point-y="0.275cm" svg:width="4.018cm" svg:x="32.326cm" draw:caption-point-x="-0.426cm" svg:y="40.745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91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Voerman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5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0" table:number-columns-repeated="3"/>
          <table:table-cell ns41:value-type="float" table:style-name="ce34" office:value="4" office:value-type="float">
            <text:p>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Wak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10"/>
          <table:table-cell ns41:value-type="float" table:style-name="ce31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Waschknecht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 ns41:value-type="float" table:style-name="ce31" office:value="1" office:value-type="float">
            <text:p>1</text:p>
          </table:table-cell>
          <table:table-cell table:style-name="ce31"/>
          <table:table-cell table:style-name="ce30"/>
          <table:table-cell ns41:value-type="float" office:value="2" table:style-name="ce31" table:number-columns-repeated="2" office:value-type="float"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0" table:number-columns-repeated="3"/>
          <table:table-cell ns41:value-type="float" table:style-name="ce34" office:value="7" office:value-type="float">
            <text:p>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Waschknecht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8" office:value-type="float">
            <text:p>8</text:p>
          </table:table-cell>
          <table:table-cell table:style-name="ce30"/>
          <table:table-cell ns41:value-type="float" table:style-name="ce31" office:value="1" office:value-type="float">
            <text:p>1</text:p>
          </table:table-cell>
          <table:table-cell ns41:value-type="float" table:style-name="ce34" office:value="47" office:value-type="float">
            <text:p>4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Wetenschappelijk personeel (archieven, musea, bibliotheken, enz.)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ns41:value-type="float" office:value="1" table:style-name="ce31" table:number-columns-repeated="2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4" office:value="4" office:value-type="float">
            <text:p>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Zadelmak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ns41:value-type="float" table:style-name="ce31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8" office:value-type="string">
            <text:p>Zetter-drukker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8"/>
          <table:table-cell table:style-name="ce30"/>
          <table:table-cell ns41:value-type="float" office:value="1" table:style-name="ce30" table:number-columns-repeated="3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table:style-name="ce30" table:number-columns-repeated="2"/>
          <table:table-cell ns41:value-type="float" table:style-name="ce31" office:value="1" office:value-type="float">
            <text:p>1</text:p>
          </table:table-cell>
          <table:table-cell table:style-name="ce30"/>
          <table:table-cell ns41:value-type="float" table:style-name="ce34" office:value="16" office:value-type="float">
            <text:p>1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7" office:value-type="string">
            <text:p>Totaal</text:p>
          </table:table-cell>
          <table:table-cell ns41:value-type="string" table:style-name="ce20" office:value-type="string">
            <text:p>M</text:p>
          </table:table-cell>
          <table:table-cell/>
          <table:table-cell table:style-name="ce8"/>
          <table:table-cell ns41:value-type="float" table:style-name="ce30" office:value="56" office:value-type="float">
            <text:p>56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1" office:value="491" office:value-type="float">
            <text:p>491</text:p>
          </table:table-cell>
          <table:table-cell ns41:value-type="float" table:style-name="ce31" office:value="701" office:value-type="float">
            <text:p>701</text:p>
          </table:table-cell>
          <table:table-cell ns41:value-type="float" table:style-name="ce31" office:value="1477" office:value-type="float">
            <text:p>1477</text:p>
          </table:table-cell>
          <table:table-cell ns41:value-type="float" table:style-name="ce31" office:value="1289" office:value-type="float">
            <text:p>1289</text:p>
          </table:table-cell>
          <table:table-cell ns41:value-type="float" table:style-name="ce31" office:value="781" office:value-type="float">
            <text:p>781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4" office:value="5555" office:value-type="float">
            <text:p>555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8" office:value-type="string">
            <text:p>Totaal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ns41:value-type="float" table:style-name="ce30" office:value="31" office:value-type="float">
            <text:p>31</text:p>
          </table:table-cell>
          <table:table-cell ns41:value-type="float" table:style-name="ce30" office:value="136" office:value-type="float">
            <text:p>136</text:p>
          </table:table-cell>
          <table:table-cell ns41:value-type="float" table:style-name="ce30" office:value="156" office:value-type="float">
            <text:p>156</text:p>
          </table:table-cell>
          <table:table-cell ns41:value-type="float" table:style-name="ce31" office:value="1397" office:value-type="float">
            <text:p>1397</text:p>
          </table:table-cell>
          <table:table-cell ns41:value-type="float" table:style-name="ce31" office:value="2784" office:value-type="float">
            <text:p>2784</text:p>
          </table:table-cell>
          <table:table-cell ns41:value-type="float" table:style-name="ce31" office:value="5916" office:value-type="float">
            <text:p>5916</text:p>
          </table:table-cell>
          <table:table-cell ns41:value-type="float" table:style-name="ce31" office:value="4810" office:value-type="float">
            <text:p>4810</text:p>
          </table:table-cell>
          <table:table-cell ns41:value-type="float" table:style-name="ce31" office:value="3033" office:value-type="float">
            <text:p>3033</text:p>
          </table:table-cell>
          <table:table-cell ns41:value-type="float" table:style-name="ce31" office:value="876" office:value-type="float">
            <text:p>876</text:p>
          </table:table-cell>
          <table:table-cell ns41:value-type="float" table:style-name="ce31" office:value="568" office:value-type="float">
            <text:p>568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4" office:value="20150" office:value-type="float">
            <text:p>20150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7" office:value-type="string">
            <office:annotation draw:style-name="gr1" svg:height="2.725cm" draw:caption-point-y="0.221cm" svg:width="5.512cm" svg:x="7.468cm" draw:caption-point-x="-0.43cm" svg:y="45.376cm" draw:text-style-name="P1">
              <dc:creator>CDM</dc:creator>
              <dc:date>2014-12-12T00:00:00</dc:date>
              <text:p text:style-name="P1"><text:span text:style-name="T1">Hieronder zijn opgenomen religieusen die een contemplatief leven leiden (en gedeeltelijk huiselijke diensten verrichten), voorts religieusen die studeeren en religieusen die rustend zijn. </text:span></text:p>
              <text:p text:style-name="P1"><text:span text:style-name="T1"/></text:p>
            </office:annotation>
            <text:p>Beroepsloozen</text:p>
          </table:table-cell>
          <table:table-cell ns41:value-type="string" table:style-name="ce20" office:value-type="string">
            <text:p>M</text:p>
          </table:table-cell>
          <table:table-cell/>
          <table:table-cell table:style-name="ce8"/>
          <table:table-cell ns41:value-type="float" table:style-name="ce30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294" office:value-type="float">
            <text:p>294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4" office:value="939" office:value-type="float">
            <text:p>93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8" office:value-type="string">
            <office:annotation draw:style-name="gr1" svg:height="2.725cm" draw:caption-point-y="0.221cm" svg:width="5.512cm" svg:x="7.468cm" draw:caption-point-x="-0.43cm" svg:y="45.852cm" draw:text-style-name="P1">
              <dc:creator>CDM</dc:creator>
              <dc:date>2014-12-12T00:00:00</dc:date>
              <text:p text:style-name="P1"><text:span text:style-name="T1">Hieronder zijn opgenomen religieusen die een contemplatief leven leiden (en gedeeltelijk huiselijke diensten verrichten), voorts religieusen die studeeren en religieusen die rustend zijn. </text:span></text:p>
              <text:p text:style-name="P1"><text:span text:style-name="T1"/></text:p>
            </office:annotation>
            <text:p>Beroepsloozen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8"/>
          <table:table-cell table:style-name="ce30"/>
          <table:table-cell ns41:value-type="float" table:style-name="ce31" office:value="8" office:value-type="float">
            <text:p>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182" office:value-type="float">
            <text:p>182</text:p>
          </table:table-cell>
          <table:table-cell ns41:value-type="float" table:style-name="ce31" office:value="337" office:value-type="float">
            <text:p>337</text:p>
          </table:table-cell>
          <table:table-cell ns41:value-type="float" table:style-name="ce31" office:value="366" office:value-type="float">
            <office:annotation draw:style-name="gr1" svg:height="2.089cm" draw:caption-point-y="0.273cm" svg:width="4.028cm" svg:x="23.913cm" draw:caption-point-x="-0.43cm" svg:y="45.8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66</text:p>
          </table:table-cell>
          <table:table-cell ns41:value-type="float" table:style-name="ce31" office:value="353" office:value-type="float">
            <office:annotation draw:style-name="gr1" svg:height="2.089cm" draw:caption-point-y="0.273cm" svg:width="4.028cm" svg:x="25.647cm" draw:caption-point-x="-0.43cm" svg:y="45.8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53</text:p>
          </table:table-cell>
          <table:table-cell ns41:value-type="float" table:style-name="ce31" office:value="149" office:value-type="float">
            <office:annotation draw:style-name="gr1" svg:height="2.089cm" draw:caption-point-y="0.273cm" svg:width="4.027cm" svg:x="27.381cm" draw:caption-point-x="-0.43cm" svg:y="45.8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149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475" office:value-type="float">
            <office:annotation draw:style-name="gr1" svg:height="2.089cm" draw:caption-point-y="0.273cm" svg:width="4.013cm" svg:x="30.848cm" draw:caption-point-x="-0.43cm" svg:y="45.8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475</text:p>
          </table:table-cell>
          <table:table-cell ns41:value-type="float" table:style-name="ce34" office:value="2191" office:value-type="float">
            <office:annotation draw:style-name="gr1" svg:height="2.089cm" draw:caption-point-y="0.273cm" svg:width="4.018cm" svg:x="32.326cm" draw:caption-point-x="-0.426cm" svg:y="45.8cm" draw:text-style-name="P1">
              <dc:creator>CDM</dc:creator>
              <dc:date>2014-12-12T00:00:00</dc:date>
              <text:p text:style-name="P1"><text:span text:style-name="T1">Hieronder 4 gehuwd of gehuwd geweest.</text:span></text:p>
              <text:p text:style-name="P1"><text:span text:style-name="T1"/></text:p>
            </office:annotation>
            <text:p>219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7" office:value-type="string">
            <text:p>Totaal generaal</text:p>
          </table:table-cell>
          <table:table-cell ns41:value-type="string" table:style-name="ce20" office:value-type="string">
            <text:p>M</text:p>
          </table:table-cell>
          <table:table-cell/>
          <table:table-cell table:style-name="ce8"/>
          <table:table-cell ns41:value-type="float" table:style-name="ce31" office:value="58" office:value-type="float">
            <text:p>58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591" office:value-type="float">
            <text:p>591</text:p>
          </table:table-cell>
          <table:table-cell ns41:value-type="float" table:style-name="ce31" office:value="877" office:value-type="float">
            <text:p>877</text:p>
          </table:table-cell>
          <table:table-cell ns41:value-type="float" table:style-name="ce31" office:value="1771" office:value-type="float">
            <text:p>1771</text:p>
          </table:table-cell>
          <table:table-cell ns41:value-type="float" table:style-name="ce31" office:value="1396" office:value-type="float">
            <text:p>1396</text:p>
          </table:table-cell>
          <table:table-cell ns41:value-type="float" table:style-name="ce31" office:value="876" office:value-type="float">
            <text:p>876</text:p>
          </table:table-cell>
          <table:table-cell ns41:value-type="float" table:style-name="ce31" office:value="243" office:value-type="float">
            <text:p>243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212" office:value-type="float">
            <text:p>212</text:p>
          </table:table-cell>
          <table:table-cell ns41:value-type="float" table:style-name="ce34" office:value="6494" office:value-type="float">
            <text:p>649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11" office:value-type="string">
            <text:p>Totaal generaal</text:p>
          </table:table-cell>
          <table:table-cell ns41:value-type="string" table:style-name="ce21" office:value-type="string">
            <text:p>V</text:p>
          </table:table-cell>
          <table:table-cell/>
          <table:table-cell table:style-name="ce11"/>
          <table:table-cell ns41:value-type="float" table:style-name="ce32" office:value="31" office:value-type="float">
            <text:p>31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1503" office:value-type="float">
            <text:p>1503</text:p>
          </table:table-cell>
          <table:table-cell ns41:value-type="float" table:style-name="ce32" office:value="2966" office:value-type="float">
            <text:p>2966</text:p>
          </table:table-cell>
          <table:table-cell ns41:value-type="float" table:style-name="ce32" office:value="6253" office:value-type="float">
            <text:p>6253</text:p>
          </table:table-cell>
          <table:table-cell ns41:value-type="float" table:style-name="ce32" office:value="5176" office:value-type="float">
            <text:p>5176</text:p>
          </table:table-cell>
          <table:table-cell ns41:value-type="float" table:style-name="ce32" office:value="3386" office:value-type="float">
            <text:p>3386</text:p>
          </table:table-cell>
          <table:table-cell ns41:value-type="float" table:style-name="ce32" office:value="1025" office:value-type="float">
            <text:p>1025</text:p>
          </table:table-cell>
          <table:table-cell ns41:value-type="float" table:style-name="ce32" office:value="773" office:value-type="float">
            <text:p>773</text:p>
          </table:table-cell>
          <table:table-cell ns41:value-type="float" table:style-name="ce32" office:value="918" office:value-type="float">
            <text:p>918</text:p>
          </table:table-cell>
          <table:table-cell ns41:value-type="float" table:style-name="ce35" office:value="22341" office:value-type="float">
            <text:p>22341</text:p>
          </table:table-cell>
          <table:table-cell ns41:value-type="string" table:style-name="ce42" office:value-type="string">
            <text:p>BT_1920</text:p>
          </table:table-cell>
          <table:table-cell ns41:value-type="string" table:style-name="ce46" office:value-type="string">
            <text:p>03_S2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53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" style:page-layout-name="Mpm3" style:display-name="PageStyle_Staat II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07-16T09:49:25</meta:creation-date>
    <dc:creator>Tom Vreugdenhil</dc:creator>
    <dc:date>2010-06-25T20:12:51</dc:date>
    <meta:document-statistic meta:object-count="0" meta:cell-count="1261" meta:table-count="1"/>
    <meta:generator>ODFPY/1.3.0dev</meta:generator>
  </office:meta>
</office:document-meta>
</file>